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_20_1">
      <style:paragraph-properties fo:text-align="justify" style:justify-single-word="false"/>
      <style:text-properties style:font-name="Times New Roman" fo:font-size="10pt" fo:font-style="italic" fo:font-weight="normal" officeooo:rsid="001c1748" officeooo:paragraph-rsid="002097f5" style:font-size-asian="10pt" style:font-style-asian="italic" style:font-weight-asian="normal" style:font-size-complex="10pt" style:font-style-complex="italic" style:font-weight-complex="normal"/>
    </style:style>
    <style:style style:name="P2" style:family="paragraph" style:parent-style-name="Bibliography_20_1">
      <style:paragraph-properties fo:text-align="center" style:justify-single-word="false"/>
      <style:text-properties style:font-name="Times New Roman" fo:font-size="10pt" fo:font-style="italic" fo:font-weight="normal" officeooo:rsid="001c1748" officeooo:paragraph-rsid="002097f5" style:font-size-asian="10pt" style:font-style-asian="italic" style:font-weight-asian="normal" style:font-size-complex="10pt" style:font-style-complex="italic" style:font-weight-complex="normal"/>
    </style:style>
    <style:style style:name="P3" style:family="paragraph" style:parent-style-name="Bibliography_20_1">
      <style:paragraph-properties fo:text-align="justify" style:justify-single-word="false"/>
      <style:text-properties style:font-name="Times New Roman" fo:font-size="10pt" fo:font-style="italic" style:font-size-asian="10pt" style:font-style-asian="italic" style:font-size-complex="10pt" style:font-style-complex="italic"/>
    </style:style>
    <style:style style:name="P4" style:family="paragraph" style:parent-style-name="Bibliography_20_1">
      <style:paragraph-properties fo:text-align="center" style:justify-single-word="false"/>
      <style:text-properties style:font-name="Times New Roman" fo:font-size="10pt" style:font-size-asian="10pt" style:font-size-complex="10pt"/>
    </style:style>
    <style:style style:name="P5" style:family="paragraph" style:parent-style-name="Bibliography_20_1">
      <style:paragraph-properties fo:text-align="justify" style:justify-single-word="false"/>
      <style:text-properties style:font-name="Times New Roman" fo:font-size="10pt" style:font-size-asian="10pt" style:font-size-complex="10pt"/>
    </style:style>
    <style:style style:name="P6" style:family="paragraph" style:parent-style-name="Standard">
      <style:paragraph-properties fo:text-align="center" style:justify-single-word="false"/>
      <style:text-properties fo:font-size="14pt" fo:font-weight="bold" officeooo:rsid="001bf347" officeooo:paragraph-rsid="00163860"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19bd79" officeooo:paragraph-rsid="00163860"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Times New Roman" fo:font-size="14pt" fo:font-weight="bold" officeooo:rsid="0019bd79" officeooo:paragraph-rsid="00163860"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Times New Roman" fo:font-size="10pt" fo:font-style="italic" fo:font-weight="bold" officeooo:rsid="001c1748" officeooo:paragraph-rsid="002097f5" style:font-size-asian="10pt" style:font-style-asian="italic" style:font-weight-asian="bold" style:font-size-complex="10pt" style:font-style-complex="italic" style:font-weight-complex="bold"/>
    </style:style>
    <style:style style:name="P10" style:family="paragraph" style:parent-style-name="Standard">
      <style:paragraph-properties fo:text-align="justify" style:justify-single-word="false"/>
      <style:text-properties style:font-name="Times New Roman" fo:font-size="10pt" fo:font-style="italic" fo:font-weight="normal" officeooo:rsid="001c1748" officeooo:paragraph-rsid="001c1748"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center" style:justify-single-word="false"/>
      <style:text-properties style:font-name="Times New Roman" fo:font-size="11pt" fo:font-weight="normal" officeooo:rsid="001bf347" officeooo:paragraph-rsid="00163860" style:font-size-asian="11pt" style:font-weight-asian="normal" style:font-size-complex="11pt" style:font-weight-complex="normal"/>
    </style:style>
    <style:style style:name="P12" style:family="paragraph" style:parent-style-name="Text_20_body">
      <style:paragraph-properties fo:text-align="justify" style:justify-single-word="false"/>
      <style:text-properties style:font-name="Times New Roman" fo:font-size="10pt" fo:font-style="italic" fo:font-weight="normal" officeooo:rsid="001c1748" officeooo:paragraph-rsid="002097f5" style:font-size-asian="10pt" style:font-style-asian="italic" style:font-weight-asian="normal" style:font-size-complex="10pt" style:font-style-complex="italic" style:font-weight-complex="normal"/>
    </style:style>
    <style:style style:name="T1" style:family="text">
      <style:text-properties style:font-name="Times New Roman" fo:font-size="12pt" fo:font-weight="normal" style:font-size-asian="12pt" style:font-weight-asian="normal" style:font-size-complex="12pt" style:font-weight-complex="normal"/>
    </style:style>
    <style:style style:name="T2" style:family="text">
      <style:text-properties style:font-name="Times New Roman" fo:font-weight="normal" style:font-weight-asian="normal" style:font-weight-complex="normal"/>
    </style:style>
    <style:style style:name="T3" style:family="text">
      <style:text-properties style:font-name="Times New Roman" fo:font-size="11pt" fo:font-weight="normal" style:font-size-asian="11pt" style:font-weight-asian="normal" style:font-size-complex="11pt" style:font-weight-complex="normal"/>
    </style:style>
    <style:style style:name="T4" style:family="text">
      <style:text-properties officeooo:rsid="001a6006"/>
    </style:style>
    <style:style style:name="T5" style:family="text">
      <style:text-properties officeooo:rsid="001df85c"/>
    </style:style>
    <style:style style:name="T6" style:family="text">
      <style:text-properties officeooo:rsid="001e8dc3"/>
    </style:style>
    <style:style style:name="T7" style:family="text">
      <style:text-properties style:font-name-asian="Liberation Serif1" style:font-name-complex="Liberation Serif1"/>
    </style:style>
    <style:style style:name="T8" style:family="text">
      <style:text-properties fo:font-size="12pt" fo:font-weight="normal" style:font-name-asian="Liberation Serif1" style:font-size-asian="12pt" style:font-weight-asian="normal" style:font-name-complex="Liberation Serif1" style:font-size-complex="12pt" style:font-weight-complex="normal"/>
    </style:style>
    <style:style style:name="T9" style:family="text">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10" style:family="text">
      <style:text-properties fo:font-size="12pt" fo:font-style="normal" fo:font-weight="normal" officeooo:rsid="002165be" style:font-name-asian="Liberation Serif1" style:font-size-asian="12pt" style:font-style-asian="normal" style:font-weight-asian="normal" style:font-name-complex="Liberation Serif1" style:font-size-complex="12pt" style:font-style-complex="normal" style:font-weight-complex="normal"/>
    </style:style>
    <style:style style:name="T11" style:family="text">
      <style:text-properties fo:font-size="12pt" fo:font-style="normal" style:font-name-asian="Liberation Serif1" style:font-size-asian="12pt" style:font-style-asian="normal" style:font-name-complex="Liberation Serif1" style:font-size-complex="12pt" style:font-style-complex="normal"/>
    </style:style>
    <style:style style:name="T12" style:family="text">
      <style:text-properties fo:font-size="12pt" fo:font-style="normal" officeooo:rsid="002165be" style:font-name-asian="Liberation Serif1" style:font-size-asian="12pt" style:font-style-asian="normal" style:font-name-complex="Liberation Serif1" style:font-size-complex="12pt" style:font-style-complex="normal"/>
    </style:style>
    <style:style style:name="T13" style:family="text">
      <style:text-properties fo:font-size="12pt" style:font-size-asian="12pt" style:font-size-complex="12pt"/>
    </style:style>
    <style:style style:name="T14" style:family="text">
      <style:text-properties fo:font-style="normal" style:font-name-asian="Liberation Serif1" style:font-style-asian="normal" style:font-name-complex="Liberation Serif1" style:font-style-complex="normal"/>
    </style:style>
    <style:style style:name="T15" style:family="text">
      <style:text-properties fo:font-style="normal" officeooo:rsid="002165be" style:font-name-asian="Liberation Serif1" style:font-style-asian="normal" style:font-name-complex="Liberation Serif1" style:font-style-complex="normal"/>
    </style:style>
    <style:style style:name="T16" style:family="text">
      <style:text-properties fo:font-style="normal" fo:font-weight="bold" style:font-name-asian="Liberation Serif1" style:font-style-asian="normal" style:font-weight-asian="bold" style:font-name-complex="Liberation Serif1" style:font-style-complex="normal" style:font-weight-complex="bold"/>
    </style:style>
    <style:style style:name="T17" style:family="text">
      <style:text-properties fo:font-style="normal" fo:font-weight="bold" officeooo:rsid="002438d1" style:font-name-asian="Liberation Serif1" style:font-style-asian="normal" style:font-weight-asian="bold" style:font-name-complex="Liberation Serif1" style:font-style-complex="normal" style:font-weight-complex="bold"/>
    </style:style>
    <style:style style:name="T18" style:family="text">
      <style:text-properties fo:font-style="normal" fo:font-weight="bold" officeooo:rsid="00236463" style:font-name-asian="Liberation Serif1" style:font-style-asian="normal" style:font-weight-asian="bold" style:font-name-complex="Liberation Serif1" style:font-style-complex="normal" style:font-weight-complex="bold"/>
    </style:style>
    <style:style style:name="T19" style:family="text">
      <style:text-properties fo:font-style="normal" fo:font-weight="bold" officeooo:rsid="0020eb82" style:font-name-asian="Liberation Serif1" style:font-style-asian="normal" style:font-weight-asian="bold" style:font-name-complex="Liberation Serif1" style:font-style-complex="normal" style:font-weight-complex="bold"/>
    </style:style>
    <style:style style:name="T20" style:family="text">
      <style:text-properties fo:font-weight="bold" style:font-weight-asian="bold" style:font-weight-complex="bold"/>
    </style:style>
    <style:style style:name="T21" style:family="text">
      <style:text-properties fo:font-weight="bold" style:font-name-asian="Liberation Serif1" style:font-weight-asian="bold" style:font-name-complex="Liberation Serif1" style:font-weight-complex="bold"/>
    </style:style>
    <style:style style:name="T22" style:family="text">
      <style:text-properties fo:font-weight="normal" style:font-name-asian="Liberation Serif1" style:font-weight-asian="normal" style:font-name-complex="Liberation Serif1" style:font-weight-complex="normal"/>
    </style:style>
    <style:style style:name="T23" style:family="text">
      <style:text-properties fo:font-size="10.5pt" fo:font-style="normal" style:font-name-asian="Liberation Serif1" style:font-size-asian="10.5pt" style:font-style-asian="normal" style:font-name-complex="Liberation Serif1" style:font-size-complex="10.5pt" style:font-style-complex="normal"/>
    </style:style>
    <style:style style:name="T24" style:family="text">
      <style:text-properties fo:color="#0e101a" fo:background-color="transparent" loext:char-shading-value="0"/>
    </style:style>
    <style:style style:name="Sect1" style:family="section">
      <style:section-properties text:dont-balance-text-columns="false" style:editable="false">
        <style:columns fo:column-count="2" fo:column-gap="0.6cm">
          <style:column style:rel-width="4986*" fo:start-indent="0cm" fo:end-indent="0.3cm"/>
          <style:column style:rel-width="4986*" fo:start-indent="0.3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easurement of Objects’ <text:span text:style-name="T4">S</text:span>ize <text:span text:style-name="T4">and Distance Between </text:span><text:span text:style-name="T5">T</text:span><text:span text:style-name="T4">hem in an Image </text:span><text:span text:style-name="T6">Using Perspective Transformation</text:span></text:p>
      <text:p text:style-name="P7"/>
      <text:p text:style-name="P11">Sourav Sarker</text:p>
      <text:p text:style-name="P11">Computer Science Department</text:p>
      <text:p text:style-name="P11">Memorial University of Newfoundland</text:p>
      <text:p text:style-name="P11">NL, Canada</text:p>
      <text:p text:style-name="P6"><text:span text:style-name="T3">souravs@mun.ca</text:span></text:p>
      <text:p text:style-name="P6"><text:span text:style-name="T3"/></text:p>
      <text:p text:style-name="P6"><text:span text:style-name="T1"/></text:p>
      <text:section text:style-name="Sect1" text:name="Section1">
        <text:p text:style-name="P10">Abstract<text:span text:style-name="T7">— </text:span><text:span text:style-name="T16">Object detection, dimensioning of the objects, and distance measurement play</text:span><text:span text:style-name="T17">s</text:span><text:span text:style-name="T16"> a vital role in medical application, vehicle control, robotic movement control and many more. Undesirable measurement in objects' <text:s/>size and distance between </text:span><text:span text:style-name="T18">them </text:span><text:span text:style-name="T16">may occur as near things appear more prominent compared to those who are far away in a photograph. This study proposes a better method of measuring the objects' dimensions and distance between them based on perspective transformation followed by Gaussian filtering, canny edge detection technique and morphological operator with higher accuracy utilizing Op</text:span><text:span text:style-name="T19">en</text:span><text:span text:style-name="T16">CV libraries. With the goal of accurate measurement, this report compares the accuracy in dimensioning with and without perspective transformation on the images captures by smartphone.</text:span></text:p>
        <text:p text:style-name="P10"><text:span text:style-name="T7"/></text:p>
        <text:p text:style-name="P9"><text:span text:style-name="T22">Index Terms— </text:span><text:span text:style-name="T14">Object detection, Perspective Transformation, Gaussian Filter, Canny Edge Detection, </text:span><text:span text:style-name="T15">Morphological Operator, </text:span><text:span text:style-name="T14">OpenCV.</text:span></text:p>
        <text:p text:style-name="P9"><text:span text:style-name="T14"/></text:p>
        <text:p text:style-name="P4">I. <text:s text:c="5"/><text:span text:style-name="T13">I</text:span>NTRODUCTION</text:p>
        <text:p text:style-name="P4"/>
        <text:p text:style-name="P5">In recent days, object tracking and dimensioning are fundamental tasks in computer vision-based applications such as surveillance and driving-assistance systems [1]-[5]. Nevertheless, in a captured image, during the conversion of the 3D world to a 2D image, undesirable changes in the objects' shape may occur from actual. </text:p>
        <text:p text:style-name="P5"/>
        <text:p text:style-name="P5">This paper aims to identify the sizes and degree of space between the objects in actual measurable units(cm) through a perspective transformation; to compare with the actual dimension of the detected object and to analyze the accuracy. The results are a reference for the vision-based detection system to determine how perspective transformation can reduce errors in measuring objects' dimensions in an image.</text:p>
        <text:p text:style-name="P5"/>
        <text:p text:style-name="P5">The proposed system has utilized the photos of targeted objects on an A4 size paper captured from an iPhone XR under a decent lighting condition to check the competence of the proposed system. Our model ideally performs well in applying the 4points perspective transformation, identifying targeted objects and separating from the background [1-4].</text:p>
        <text:p text:style-name="P5"/>
        <text:p text:style-name="P5">For perspective transformation, we need to detect edges, utilize those edges to find the external contour of the A4 paper and apply a perspective transformation to get a top-down view of that paper. As shown in Figure 1, we can formulate the outcome of perspective projection problem as x' = H * x, where x is the input image, H is the perspective transformation, and x' is the output. </text:p>
        <text:p text:style-name="P5"/>
        <text:p text:style-name="P5">After the transformation, in order to calculate each object's dimension in an actual measurable unit (cm), we first need to perform a calibration using a reference object and a ratio of pixels captured by each object per given metric; in this case, it is cm [6]. We should know the measurement in cm of the object in terms of width or height and be able to locate this object based on its placement or via appearances as the left-most object is the reference object [0]. As shown in Figure 2, we will be using the Canadian quarter coin as the reference object.</text:p>
        <text:p text:style-name="P5"/>
        <text:p text:style-name="P1"><text:span text:style-name="T14">We have organized the rest of the paper as follows. In section II, we discuss the one published approach for object detection and dimensioning. Section III presents our proposed methodology for object dimensioning and distance measurements. In section IV, we consider the feasibility of our model on images captured by smartphones.</text:span></text:p>
        <text:p text:style-name="P1"><text:span text:style-name="T14"/></text:p>
        <text:p text:style-name="P2"><text:span text:style-name="T14">II. </text:span><text:span text:style-name="T11">R</text:span><text:span text:style-name="T14">ELATED WORK</text:span></text:p>
        <text:p text:style-name="P2"><text:span text:style-name="T14"/></text:p>
        <text:p text:style-name="P1"><text:span text:style-name="T14">The stated method on object detection and dimension measurement in [0] is the baseline for this report. In this section, we review that briefly. </text:span></text:p>
        <text:p text:style-name="P1"><text:span text:style-name="T14"/></text:p>
        <text:p text:style-name="P12"><text:span text:style-name="Emphasis"><text:span text:style-name="T24">A. <text:s text:c="3"/>Object Detection ([1])</text:span></text:span></text:p>
        <text:p text:style-name="P5">Firstly, after converting the captured frame through a raspberry pi camera into grayscale, a Gaussian filter filters out the noise by smoothing the frame. Secondly, to compute the gradient stage, the model uses a Sobel operator to detect the edge gradient and direction of each pixel, which helps eliminate any undesirable pixels that might not establish the edge. In the final stage, by hysteresis thresholding, two empirically selected threshold values help to recognize edges. After that, a combination of Morphological operations aids in obtaining a more accurate result in object detection. The Morphological initial operation takes place <text:soft-page-break/>by erosion followed by dilation, and the operation closes by dilation followed by erosion.</text:p>
        <text:p text:style-name="P5"/>
        <text:p text:style-name="P3">B. <text:s text:c="3"/>Object Measurement ([1])</text:p>
        <text:p text:style-name="P5"/>
        <text:p text:style-name="P5">After detecting the targeted edges properly, an OpenCV function cv2.findContours maps the found contours and sorts them from left to right. Finally, </text:p>
        <text:p text:style-name="P5">the system determines the size of objects by calculating pixels per metric with the help of scanning every contour by performing calibration using a reference object, which is the leftmost contour in the contour list.</text:p>
        <text:p text:style-name="P1"/>
        <text:p text:style-name="P1"/>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7T00:01:26.465424690</meta:creation-date>
    <dc:date>2020-07-27T18:33:37.548303022</dc:date>
    <meta:editing-duration>PT18H32M7S</meta:editing-duration>
    <meta:editing-cycles>10</meta:editing-cycles>
    <meta:generator>LibreOffice/6.4.5.2$Linux_X86_64 LibreOffice_project/40$Build-2</meta:generator>
    <meta:document-statistic meta:table-count="0" meta:image-count="0" meta:object-count="0" meta:page-count="2" meta:paragraph-count="22" meta:word-count="741" meta:character-count="4815" meta:non-whitespace-character-count="4080"/>
  </office:meta>
</office:document-meta>
</file>